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2cm" draw:z-index="0"><draw:image xlink:href="../../odt/images/067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Широтно-импульсный модулятор несимметричны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21cm" svg:height="1.319cm" draw:z-index="0"><draw:image xlink:href="../../odt/images/0670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модель не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нормируется на<draw:frame draw:style-name="fr3" draw:name="Object3" text:anchor-type="as-char" svg:width="1.14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:</text:p>
            <text:p text:style-name="P3"><draw:frame draw:style-name="fr3" draw:name="Object4" text:anchor-type="as-char" svg:width="2.695cm" svg:height="1.258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Text_20_body">и сравнивается с несимметричным пилообразным сигналом вида:</text:p>
            <text:p text:style-name="P3"><draw:frame draw:style-name="fr3" draw:name="Объект6" text:anchor-type="as-char" svg:width="3.468cm" svg:height="1.2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<text:p text:style-name="Text_20_body">Запись<draw:frame draw:style-name="fr3" draw:name="Object5" text:anchor-type="as-char" svg:width="2.124cm" svg:height="1.2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Text_20_body">Выходной сигнал равен:</text:p>
            <text:p text:style-name="P3"><draw:frame draw:style-name="fr3" draw:name="Object7" text:anchor-type="as-char" svg:width="9.433cm" svg:height="1.3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Text_20_body">Блок имеет 1 входной и 1 выходной порт. </text:p>
            <text:p text:style-name="Text_20_body"><text:span text:style-name="T1">В</text:span><text:span text:style-name="T1">ходн</text:span><text:span text:style-name="T1">ой</text:span><text:span text:style-name="T1"> сигнал</text:span>:</text:p>
            <text:list xml:id="list7951207936263940570" text:style-name="L1">
              <text:list-item>
                <text:p text:style-name="P5"><text:span text:style-name="T2">Напряжение</text:span><text:span text:style-name="T2"><draw:frame draw:style-name="fr3" draw:name="Объект2" text:anchor-type="as-char" svg:width="1.208cm" svg:height="0.56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 В.</text:span></text:p>
              </text:list-item>
            </text:list>
            <text:p text:style-name="Text_20_body"><text:span text:style-name="T1">Вы</text:span><text:span text:style-name="T1">ходной сигнал</text:span>:</text:p>
            <text:list xml:id="list5444483839836423177" text:style-name="L2">
              <text:list-item>
                <text:p text:style-name="P6">Модулированный сигнал<draw:frame draw:style-name="fr3" draw:name="Объект17" text:anchor-type="as-char" svg:width="1.087cm" svg:height="0.564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        </text:list-item>
            </text:list>
            <text:p text:style-name="Text_20_body"><text:span text:style-name="T1">Свойства</text:span>:</text:p>
            <text:list xml:id="list3836192856731316936" text:style-name="L3">
              <text:list-item>
                <text:p text:style-name="P7">Период дискретности <draw:frame draw:style-name="fr3" draw:name="Object1" text:anchor-type="as-char" svg:width="0.7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, с.</text:p>
              </text:list-item>
              <text:list-item>
                <text:p text:style-name="P7"><text:span text:style-name="T2">Максимальное значение сигнала, при котором наступает насыщение</text:span><text:span text:style-name="T2"><draw:frame draw:style-name="fr3" draw:name="Object8" text:anchor-type="as-char" svg:width="1.143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.</text:span></text:p>
              </text:list-item>
            </text:list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несимметричный</dc:title>
    <dc:date>2012-01-29T00:33:22.72</dc:date>
    <meta:generator>OpenOffice_Beta/4.1.0$Win32 OpenOffice.org_project/410m14$Build-9760</meta:generator>
    <meta:editing-duration>PT2H56M59S</meta:editing-duration>
    <meta:editing-cycles>61</meta:editing-cycles>
    <dc:creator>Александр </dc:creator>
    <meta:document-statistic meta:table-count="1" meta:image-count="2" meta:object-count="11" meta:page-count="1" meta:paragraph-count="20" meta:word-count="73" meta:character-count="526"/>
  </office:meta>
</office:document-meta>
</file>

<file path=Object 1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0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2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P(t)=frac ( t over T_0)</annotation>
  </semantics>
</math>
</file>

<file path=Object 7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8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 mathvariant="italic">sign</mi>
                    <mrow>
                      <mrow>
                        <mo stretchy="false">[</mo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o stretchy="false">⋅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≥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sign[U(t)] cdot U_max, ~ если ~ abs{tilde U(t)} &gt;= P(t),#
     0, ~ если ~ abs{tilde U(t)} &lt; P(t),
} right none</annotation>
  </semantics>
</math>
</file>